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24cm"/>
    </style:style>
    <style:style style:name="co4" style:family="table-column">
      <style:table-column-properties fo:break-before="auto" style:column-width="2.602cm"/>
    </style:style>
    <style:style style:name="co5" style:family="table-column">
      <style:table-column-properties fo:break-before="auto" style:column-width="1.316cm"/>
    </style:style>
    <style:style style:name="co6" style:family="table-column">
      <style:table-column-properties fo:break-before="auto" style:column-width="2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Pixel</text:p>
          </table:table-cell>
          <table:table-cell office:value-type="string" calcext:value-type="string">
            <text:p>Mean-Percent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Upper-Percent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Lower-Percent</text:p>
          </table:table-cell>
          <table:table-cell office:value-type="string" calcext:value-type="string">
            <text:p>Std-Percent</text:p>
          </table:table-cell>
        </table:table-row>
        <table:table-row table:style-name="ro1">
          <table:table-cell office:value-type="string" calcext:value-type="string">
            <text:p>Axis 1</text:p>
          </table:table-cell>
          <table:table-cell office:value-type="float" office:value="1060" calcext:value-type="float">
            <text:p>106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is 2</text:p>
          </table:table-cell>
          <table:table-cell office:value-type="float" office:value="933" calcext:value-type="float">
            <text:p>933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=5min</text:p>
          </table:table-cell>
          <table:table-cell office:value-type="float" office:value="969" calcext:value-type="float">
            <text:p>969</text:p>
          </table:table-cell>
          <table:table-cell table:formula="of:=([.B4]-[.B$2])*([.C$3]-[.C$2])/([.B$3]-[.B$2])+100" office:value-type="float" office:value="142.992125984252" calcext:value-type="float">
            <text:p>142,992125984252</text:p>
          </table:table-cell>
          <table:table-cell office:value-type="float" office:value="936" calcext:value-type="float">
            <text:p>936</text:p>
          </table:table-cell>
          <table:table-cell table:formula="of:=([.D4]-[.$B$2])*([.$C$3]-[.$C$2])/([.$B$3]-[.$B$2])+100" office:value-type="float" office:value="158.582677165354" calcext:value-type="float">
            <text:p>158,582677165354</text:p>
          </table:table-cell>
          <table:table-cell office:value-type="float" office:value="1001" calcext:value-type="float">
            <text:p>1001</text:p>
          </table:table-cell>
          <table:table-cell table:formula="of:=([.F4]-[.$B$2])*([.$C$3]-[.$C$2])/([.$B$3]-[.$B$2])+100" office:value-type="float" office:value="127.874015748032" calcext:value-type="float">
            <text:p>127,874015748032</text:p>
          </table:table-cell>
          <table:table-cell table:formula="of:=([.E4]-[.G4])/2" office:value-type="float" office:value="15.3543307086614" calcext:value-type="float">
            <text:p>15,3543307086614</text:p>
          </table:table-cell>
        </table:table-row>
        <table:table-row table:style-name="ro1">
          <table:table-cell office:value-type="string" calcext:value-type="string">
            <text:p>t=1h</text:p>
          </table:table-cell>
          <table:table-cell office:value-type="float" office:value="993" calcext:value-type="float">
            <text:p>993</text:p>
          </table:table-cell>
          <table:table-cell table:formula="of:=([.B5]-[.B$2])*([.C$3]-[.C$2])/([.B$3]-[.B$2])+100" office:value-type="float" office:value="131.653543307087" calcext:value-type="float">
            <text:p>131,653543307087</text:p>
          </table:table-cell>
          <table:table-cell office:value-type="float" office:value="976" calcext:value-type="float">
            <text:p>976</text:p>
          </table:table-cell>
          <table:table-cell table:formula="of:=([.D5]-[.$B$2])*([.$C$3]-[.$C$2])/([.$B$3]-[.$B$2])+100" office:value-type="float" office:value="139.685039370079" calcext:value-type="float">
            <text:p>139,685039370079</text:p>
          </table:table-cell>
          <table:table-cell office:value-type="float" office:value="1011" calcext:value-type="float">
            <text:p>1011</text:p>
          </table:table-cell>
          <table:table-cell table:formula="of:=([.F5]-[.$B$2])*([.$C$3]-[.$C$2])/([.$B$3]-[.$B$2])+100" office:value-type="float" office:value="123.149606299213" calcext:value-type="float">
            <text:p>123,149606299213</text:p>
          </table:table-cell>
          <table:table-cell table:formula="of:=([.E5]-[.G5])/2" office:value-type="float" office:value="8.26771653543308" calcext:value-type="float">
            <text:p>8,26771653543308</text:p>
          </table:table-cell>
        </table:table-row>
        <table:table-row table:style-name="ro1">
          <table:table-cell office:value-type="string" calcext:value-type="string">
            <text:p>t=2h</text:p>
          </table:table-cell>
          <table:table-cell office:value-type="float" office:value="1028" calcext:value-type="float">
            <text:p>1028</text:p>
          </table:table-cell>
          <table:table-cell table:formula="of:=([.B6]-[.B$2])*([.C$3]-[.C$2])/([.B$3]-[.B$2])+100" office:value-type="float" office:value="115.11811023622" calcext:value-type="float">
            <text:p>115,11811023622</text:p>
          </table:table-cell>
          <table:table-cell office:value-type="float" office:value="1016" calcext:value-type="float">
            <text:p>1016</text:p>
          </table:table-cell>
          <table:table-cell table:formula="of:=([.D6]-[.$B$2])*([.$C$3]-[.$C$2])/([.$B$3]-[.$B$2])+100" office:value-type="float" office:value="120.787401574803" calcext:value-type="float">
            <text:p>120,787401574803</text:p>
          </table:table-cell>
          <table:table-cell office:value-type="float" office:value="1040" calcext:value-type="float">
            <text:p>1040</text:p>
          </table:table-cell>
          <table:table-cell table:formula="of:=([.F6]-[.$B$2])*([.$C$3]-[.$C$2])/([.$B$3]-[.$B$2])+100" office:value-type="float" office:value="109.448818897638" calcext:value-type="float">
            <text:p>109,448818897638</text:p>
          </table:table-cell>
          <table:table-cell table:formula="of:=([.E6]-[.G6])/2" office:value-type="float" office:value="5.66929133858267" calcext:value-type="float">
            <text:p>5,66929133858267</text:p>
          </table:table-cell>
        </table:table-row>
        <table:table-row table:style-name="ro1">
          <table:table-cell office:value-type="string" calcext:value-type="string">
            <text:p>t=4h</text:p>
          </table:table-cell>
          <table:table-cell office:value-type="float" office:value="1062" calcext:value-type="float">
            <text:p>1062</text:p>
          </table:table-cell>
          <table:table-cell table:formula="of:=([.B7]-[.B$2])*([.C$3]-[.C$2])/([.B$3]-[.B$2])+100" office:value-type="float" office:value="99.0551181102362" calcext:value-type="float">
            <text:p>99,0551181102362</text:p>
          </table:table-cell>
          <table:table-cell office:value-type="float" office:value="1045" calcext:value-type="float">
            <text:p>1045</text:p>
          </table:table-cell>
          <table:table-cell table:formula="of:=([.D7]-[.$B$2])*([.$C$3]-[.$C$2])/([.$B$3]-[.$B$2])+100" office:value-type="float" office:value="107.086614173228" calcext:value-type="float">
            <text:p>107,086614173228</text:p>
          </table:table-cell>
          <table:table-cell office:value-type="float" office:value="1079" calcext:value-type="float">
            <text:p>1079</text:p>
          </table:table-cell>
          <table:table-cell table:formula="of:=([.F7]-[.$B$2])*([.$C$3]-[.$C$2])/([.$B$3]-[.$B$2])+100" office:value-type="float" office:value="91.0236220472441" calcext:value-type="float">
            <text:p>91,0236220472441</text:p>
          </table:table-cell>
          <table:table-cell table:formula="of:=([.E7]-[.G7])/2" office:value-type="float" office:value="8.03149606299213" calcext:value-type="float">
            <text:p>8,031496062992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13:55:09.124644486</meta:creation-date>
    <dc:date>2024-02-15T16:39:03.061188799</dc:date>
    <meta:editing-duration>PT2M44S</meta:editing-duration>
    <meta:editing-cycles>1</meta:editing-cycles>
    <meta:generator>LibreOffice/7.3.7.2$Linux_X86_64 LibreOffice_project/30$Build-2</meta:generator>
    <meta:document-statistic meta:table-count="1" meta:cell-count="45" meta:object-count="0"/>
  </office:meta>
</office:document-meta>
</file>